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svg:stroke-color="#000000" draw:fill-color="#94bd5e" draw:textarea-horizontal-align="justify" draw:textarea-vertical-align="middle" draw:auto-grow-height="false" fo:min-height="1.55cm" fo:min-width="2.908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3.9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1.8cm"/>
    </style:style>
    <style:style style:name="gr6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7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315cm"/>
    </style:style>
    <style:style style:name="gr10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1" style:family="graphic" style:parent-style-name="objectwithoutfill">
      <style:graphic-properties draw:fill="none" draw:fill-color="#000000" draw:textarea-vertical-align="middle"/>
    </style:style>
    <style:style style:name="gr12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5" style:family="graphic" style:parent-style-name="standard">
      <style:graphic-properties draw:textarea-horizontal-align="justify" draw:textarea-vertical-align="middle" draw:auto-grow-height="false" fo:min-height="0.451cm" fo:min-width="2.636cm"/>
    </style:style>
    <style:style style:name="gr16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17" style:family="graphic" style:parent-style-name="standard">
      <style:graphic-properties draw:stroke="none" svg:stroke-color="#000000" draw:fill="none" draw:fill-color="#ffffff" fo:min-height="0.787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-color="#94bd5e"/>
      <style:paragraph-properties fo:text-align="center"/>
    </style:style>
    <style:style style:name="P5" style:family="paragraph">
      <loext:graphic-properties draw:fill="none" draw:fill-color="#0084d1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18pt" style:font-size-complex="1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0084d1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3.88cm" svg:y="4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5.6cm" svg:height="1.8cm" svg:x="1.88cm" svg:y="6.132cm">
          <text:p text:style-name="P1"><text:span text:style-name="T1">FUNCTION INPUT:</text:span></text:p>
          <text:p text:style-name="P1"><text:span text:style-name="T1">Path to default GnuPG </text:span></text:p>
          <text:p text:style-name="P1"><text:span text:style-name="T1">revocation certificate directory</text:span></text:p>
          <text:p text:style-name="P1"><text:span text:style-name="T1">incoming_array()</text:span></text:p>
          <text:p text:style-name="P1"><text:span text:style-name="T1">new_key_rev_cert_OK=true</text:span></text:p>
          <text:p text:style-name="P1"><text:span text:style-name="T1">rev_cert_encrypt_OK=fal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layer="layout" svg:width="4cm" svg:height="1.1cm" svg:x="2.58cm" svg:y="9.132cm">
          <text:p text:style-name="P1"><text:span text:style-name="T2">Test whether new_key_rev_cert_OK</text:span><text:span text:style-name="T1">=true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4.4cm" svg:height="1.2cm" svg:x="2.7cm" svg:y="20.6cm">
          <text:p text:style-name="P1"><text:span text:style-name="T1">rev_cert</text:span><text:span text:style-name="T1">_encryp</text:span><text:span text:style-name="T1">t_OK=tr</text:span><text:span text:style-name="T1">ue</text:span></text:p>
          <draw:enhanced-geometry svg:viewBox="0 0 21600 21600" draw:glue-points="10800 0 0 10800 10800 21600 21600 10800" draw:mirror-vertical="false" draw:type="flowchart-process" draw:enhanced-path="M 0 0 L 21600 0 21600 21600 0 21600 0 0 Z N"/>
        </draw:custom-shape>
        <draw:custom-shape draw:style-name="gr5" draw:text-style-name="P4" draw:layer="layout" svg:width="2.3cm" svg:height="0.9cm" svg:x="13cm" svg:y="11.6cm">
          <text:p text:style-name="P1"><text:span text:style-name="T2">exit 1</text:span></text:p>
          <text:p text:style-name="P1"><text:span text:style-name="T2">return contro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draw:layer="layout" svg:width="1.5cm" svg:height="0.5cm" svg:x="16.7cm" svg:y="7.2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5" draw:layer="layout" svg:x1="4.58cm" svg:y1="4.532cm" svg:x2="4.58cm" svg:y2="6.132cm">
          <text:p/>
        </draw:line>
        <draw:line draw:style-name="gr7" draw:text-style-name="P5" draw:layer="layout" svg:x1="4.58cm" svg:y1="7.932cm" svg:x2="4.58cm" svg:y2="9.132cm">
          <text:p/>
        </draw:line>
        <draw:line draw:style-name="gr7" draw:text-style-name="P5" draw:layer="layout" svg:x1="4.68cm" svg:y1="10.232cm" svg:x2="4.68cm" svg:y2="11.132cm">
          <text:p/>
        </draw:line>
        <draw:line draw:style-name="gr7" draw:text-style-name="P5" draw:layer="layout" svg:x1="4.78cm" svg:y1="12.832cm" svg:x2="4.78cm" svg:y2="13.832cm">
          <text:p/>
        </draw:line>
        <draw:line draw:style-name="gr7" draw:text-style-name="P5" draw:layer="layout" svg:x1="4.78cm" svg:y1="14.932cm" svg:x2="4.78cm" svg:y2="15.732cm">
          <text:p/>
        </draw:line>
        <draw:line draw:style-name="gr7" draw:text-style-name="P5" draw:layer="layout" svg:x1="4.809cm" svg:y1="16.4cm" svg:x2="4.809cm" svg:y2="17.7cm">
          <text:p/>
        </draw:line>
        <draw:frame draw:style-name="gr8" draw:text-style-name="P6" draw:layer="layout" svg:width="0.8cm" svg:height="0.5cm" svg:x="5.6cm" svg:y="18cm">
          <draw:text-box>
            <text:p><text:span text:style-name="T1">no</text:span></text:p>
          </draw:text-box>
        </draw:frame>
        <draw:frame draw:style-name="gr9" draw:text-style-name="P6" draw:layer="layout" svg:width="0.886cm" svg:height="0.565cm" svg:x="4.1cm" svg:y="19.214cm">
          <draw:text-box>
            <text:p><text:span text:style-name="T1">yes</text:span></text:p>
          </draw:text-box>
        </draw:frame>
        <draw:custom-shape draw:style-name="gr10" draw:text-style-name="P3" draw:layer="layout" svg:width="4.4cm" svg:height="1.229cm" svg:x="6.98cm" svg:y="11.432cm">
          <text:p text:style-name="P1"><text:span text:style-name="T1">PRINT MESSAGE</text:span></text:p>
          <text:p text:style-name="P1"><text:span text:style-name="T1">Aborting due to unconfirmed</text:span></text:p>
          <text:p text:style-name="P1"><text:span text:style-name="T1">revocation certificate gener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7" draw:text-style-name="P5" draw:layer="layout" svg:x1="4.9cm" svg:y1="19.4cm" svg:x2="4.9cm" svg:y2="20.6cm">
          <text:p/>
        </draw:line>
        <draw:line draw:style-name="gr7" draw:text-style-name="P5" draw:layer="layout" svg:x1="5.7cm" svg:y1="18.6cm" svg:x2="8.6cm" svg:y2="18.6cm">
          <text:p/>
        </draw:line>
        <draw:line draw:style-name="gr11" draw:text-style-name="P7" draw:layer="layout" svg:x1="4.9cm" svg:y1="25.9cm" svg:x2="17.4cm" svg:y2="25.9cm">
          <text:p/>
        </draw:line>
        <draw:line draw:style-name="gr12" draw:text-style-name="P8" draw:layer="layout" svg:x1="14.23cm" svg:y1="12.5cm" svg:x2="14.2cm" svg:y2="18.6cm">
          <text:p/>
        </draw:line>
        <draw:line draw:style-name="gr7" draw:text-style-name="P5" draw:layer="layout" svg:x1="10.98cm" svg:y1="12.032cm" svg:x2="13cm" svg:y2="12cm">
          <text:p/>
        </draw:line>
        <draw:line draw:style-name="gr13" draw:text-style-name="P9" draw:layer="layout" svg:x1="4.9cm" svg:y1="25.9cm" svg:x2="4.9cm" svg:y2="21.8cm">
          <text:p/>
        </draw:line>
        <draw:custom-shape draw:style-name="gr14" draw:text-style-name="P1" draw:layer="layout" svg:width="1.82cm" svg:height="1.7cm" draw:transform="skewX (-0.0469493568786475) translate (3.78cm 11.132cm)">
          <text:p text:style-name="P1"><text:span text:style-name="T1">new_key</text:span></text:p>
          <text:p text:style-name="P1"><text:span text:style-name="T1">rev_cert_OK</text:span></text:p>
          <text:p text:style-name="P1"><text:span text:style-name="T1">==</text:span></text:p>
          <text:p text:style-name="P1"><text:span text:style-name="T1">tru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layer="layout" svg:width="4cm" svg:height="1.1cm" svg:x="2.78cm" svg:y="13.832cm">
          <text:p text:style-name="P1"><text:span text:style-name="T2">add each file within the default </text:span></text:p>
          <text:p text:style-name="P1"><text:span text:style-name="T2">GnuPG revocation certificate</text:span></text:p>
          <text:p text:style-name="P1"><text:span text:style-name="T2">directory to incoming_arra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0.886cm" svg:height="0.565cm" svg:x="4.08cm" svg:y="12.732cm">
          <draw:text-box>
            <text:p><text:span text:style-name="T1">yes</text:span></text:p>
          </draw:text-box>
        </draw:frame>
        <draw:frame draw:style-name="gr8" draw:text-style-name="P6" draw:layer="layout" svg:width="0.8cm" svg:height="0.5cm" svg:x="5.38cm" svg:y="11.532cm">
          <draw:text-box>
            <text:p><text:span text:style-name="T1">no</text:span></text:p>
          </draw:text-box>
        </draw:frame>
        <draw:line draw:style-name="gr7" draw:text-style-name="P5" draw:layer="layout" svg:x1="5.58cm" svg:y1="11.932cm" svg:x2="7.48cm" svg:y2="11.932cm">
          <text:p/>
        </draw:line>
        <draw:line draw:style-name="gr7" draw:text-style-name="P5" draw:layer="layout" svg:x1="15.3cm" svg:y1="12cm" svg:x2="17.5cm" svg:y2="12cm">
          <text:p/>
        </draw:line>
        <draw:custom-shape draw:style-name="gr15" draw:text-style-name="P10" draw:layer="layout" svg:width="4.1cm" svg:height="0.7cm" svg:x="2.7cm" svg:y="15.7cm">
          <text:p text:style-name="P1"><text:span text:style-name="T1">call gpg_file_encryption servic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" draw:layer="layout" svg:width="1.839cm" svg:height="1.7cm" draw:transform="skewX (-0.0476474885794452) translate (3.9cm 17.7cm)">
          <text:p text:style-name="P1"><text:span text:style-name="T1">ret</text:span><text:span text:style-name="T1">urn</text:span></text:p>
          <text:p text:style-name="P1"><text:span text:style-name="T1">co</text:span><text:span text:style-name="T1">de</text:span></text:p>
          <text:p text:style-name="P1"><text:span text:style-name="T1">== </text:span><text:span text:style-name="T1">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draw:layer="layout" svg:width="4.4cm" svg:height="1.229cm" svg:x="8.2cm" svg:y="18cm">
          <text:p text:style-name="P1"><text:span text:style-name="T1">PRINT </text:span><text:span text:style-name="T1">MESSA</text:span><text:span text:style-name="T1">GE</text:span></text:p>
          <text:p text:style-name="P1"><text:span text:style-name="T1">Aborting </text:span><text:span text:style-name="T1">due to </text:span><text:span text:style-name="T1">gpg</text:span></text:p>
          <text:p text:style-name="P1"><text:span text:style-name="T1">encrypti</text:span><text:span text:style-name="T1">on </text:span><text:span text:style-name="T1">service </text:span><text:span text:style-name="T1">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2" draw:text-style-name="P8" draw:layer="layout" svg:x1="17.492cm" svg:y1="7.701cm" svg:x2="17.4cm" svg:y2="25.9cm">
          <text:p/>
        </draw:line>
        <draw:frame draw:style-name="gr17" draw:text-style-name="P11" draw:layer="layout" svg:width="16.4cm" svg:height="1.199cm" svg:x="2.2cm" svg:y="1.601cm">
          <draw:text-box>
            <text:p text:style-name="P1"><text:span text:style-name="T3">Flowchart for </text:span><text:span text:style-name="T3">function to </text:span><text:span text:style-name="T4">encrypt </text:span><text:span text:style-name="T4">revocation </text:span><text:span text:style-name="T4">certificate(s)</text:span><text:span text:style-name="T3">(both </text:span><text:span text:style-name="T3">user- and pre-</text:span><text:span text:style-name="T3">generated) in </text:span><text:span text:style-name="T4">encryption_servi</text:span><text:span text:style-name="T4">ces</text:span><text:span text:style-name="T3"> program</text:span></text:p>
          </draw:text-box>
        </draw:frame>
        <draw:line draw:style-name="gr11" draw:text-style-name="P7" draw:layer="layout" svg:x1="12.18cm" svg:y1="18.632cm" svg:x2="14.2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3T21:14:02.148075617</dc:date>
    <meta:editing-duration>PT12H11M52S</meta:editing-duration>
    <meta:editing-cycles>16</meta:editing-cycles>
    <meta:generator>LibreOffice/6.0.7.3$Linux_X86_64 LibreOffice_project/00m0$Build-3</meta:generator>
    <meta:document-statistic meta:object-count="33"/>
  </office:meta>
</office:document-meta>
</file>